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>
            <text:p>Col1</text:p>
          </table:table-cell>
          <table:table-cell table:style-name="ce4" office:value-type="string" calcext:value-type="string">
            <text:p>Col2</text:p>
          </table:table-cell>
          <table:table-cell table:style-name="ce4" office:value-type="string" calcext:value-type="string">
            <text:p>Col3</text:p>
          </table:table-cell>
          <table:table-cell table:style-name="ce7" office:value-type="string" calcext:value-type="string">
            <text:p>Col4</text:p>
          </table:table-cell>
        </table:table-row>
        <table:table-row table:style-name="ro2">
          <table:table-cell office:value-type="string" calcext:value-type="string">
            <text:p><text:a xlink:href="py3o://for=%22item%20in%20items%22" xlink:type="simple">for="item in items"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{item.col1}</text:p>
          </table:table-cell>
          <table:table-cell table:formula="of:=NUMBERVALUE(&quot;${item.col2}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${item.col3}</text:p>
          </table:table-cell>
          <table:table-cell office:value-type="string" calcext:value-type="string">
            <text:p>${item.col4}</text:p>
          </table:table-cell>
        </table:table-row>
        <table:table-row table:style-name="ro2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6" table:number-columns-repeated="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7:43:41.40855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7-02T17:01:59.513246485</meta:creation-date>
    <dc:date>2015-07-24T17:53:57.872339185</dc:date>
    <dc:creator>Florent Aide</dc:creator>
    <meta:editing-duration>PT4M23S</meta:editing-duration>
    <meta:editing-cycles>5</meta:editing-cycles>
    <meta:generator>LibreOffice/4.2.8.2$Linux_X86_64 LibreOffice_project/420m0$Build-2</meta:generator>
    <meta:document-statistic meta:table-count="1" meta:cell-count="10" meta:object-count="0"/>
  </office:meta>
</office:document-meta>
</file>